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614cm"/>
    </style:style>
    <style:style style:name="co18" style:family="table-column">
      <style:table-column-properties fo:break-before="auto" style:column-width="0.998cm"/>
    </style:style>
    <style:style style:name="co19" style:family="table-column">
      <style:table-column-properties fo:break-before="auto" style:column-width="1.226cm"/>
    </style:style>
    <style:style style:name="co20" style:family="table-column">
      <style:table-column-properties fo:break-before="auto" style:column-width="0.642cm"/>
    </style:style>
    <style:style style:name="co21" style:family="table-column">
      <style:table-column-properties fo:break-before="auto" style:column-width="13.847cm"/>
    </style:style>
    <style:style style:name="co22" style:family="table-column">
      <style:table-column-properties fo:break-before="auto" style:column-width="0.693cm"/>
    </style:style>
    <style:style style:name="co23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579cm"/>
    </style:style>
    <style:style style:name="co10" style:family="table-column">
      <style:table-column-properties fo:break-before="auto" style:column-width="2.085cm"/>
    </style:style>
    <style:style style:name="co11" style:family="table-column">
      <style:table-column-properties fo:break-before="auto" style:column-width="0.607cm"/>
    </style:style>
    <style:style style:name="co12" style:family="table-column">
      <style:table-column-properties fo:break-before="auto" style:column-width="3.307cm"/>
    </style:style>
    <style:style style:name="co13" style:family="table-column">
      <style:table-column-properties fo:break-before="auto" style:column-width="0.499cm"/>
    </style:style>
    <style:style style:name="co14" style:family="table-column">
      <style:table-column-properties fo:break-before="auto" style:column-width="1.452cm"/>
    </style:style>
    <style:style style:name="co15" style:family="table-column">
      <style:table-column-properties fo:break-before="auto" style:column-width="1.478cm"/>
    </style:style>
    <style:style style:name="co24" style:family="table-column">
      <style:table-column-properties fo:break-before="auto" style:column-width="1.288cm"/>
    </style:style>
    <style:style style:name="co25" style:family="table-column">
      <style:table-column-properties fo:break-before="auto" style:column-width="1.423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178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097cm"/>
    </style:style>
    <style:style style:name="co30" style:family="table-column">
      <style:table-column-properties fo:break-before="auto" style:column-width="1.071cm"/>
    </style:style>
    <style:style style:name="co31" style:family="table-column">
      <style:table-column-properties fo:break-before="auto" style:column-width="22.869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 style:data-style-name="N0"/>
    <style:style style:name="ce158" style:family="table-cell" style:parent-style-name="Default">
      <style:text-properties fo:font-style="normal" style:font-style-asian="normal" style:font-style-complex="norm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5" style:family="table-cell" style:parent-style-name="Default" style:data-style-name="N109"/>
    <style:style style:name="ce2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20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2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58" style:family="table-cell" style:parent-style-name="Default">
      <style:text-properties fo:font-style="italic" style:font-style-asian="italic" style:font-style-complex="italic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6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80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82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0" style:family="table-cell" style:parent-style-name="Default">
      <style:text-properties fo:font-weight="bold" style:font-weight-asian="bold" style:font-weight-complex="bold"/>
    </style:style>
    <style:style style:name="ce292" style:family="table-cell" style:parent-style-name="Default">
      <style:text-properties fo:color="#999999" fo:font-style="italic" style:font-style-asian="italic" style:font-style-complex="italic"/>
    </style:style>
    <style:style style:name="ce29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28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 style:data-style-name="N109">
      <style:table-cell-properties style:vertical-align="automatic"/>
    </style:style>
    <style:style style:name="ce33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0" style:family="table-cell" style:parent-style-name="Default">
      <style:table-cell-properties style:vertical-align="automatic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4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4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0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5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5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5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5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6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6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6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8" style:family="table-cell" style:parent-style-name="Default">
      <style:table-cell-properties fo:background-color="#99ccff" style:vertical-align="top"/>
    </style:style>
    <style:style style:name="ce36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70" style:family="table-cell" style:parent-style-name="Default">
      <style:table-cell-properties fo:background-color="#ffff99"/>
    </style:style>
    <style:style style:name="ce37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279" style:family="table-cell" style:parent-style-name="Default">
      <style:table-cell-properties fo:background-color="transparent"/>
    </style:style>
    <style:style style:name="ce37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3" style:family="table-cell" style:parent-style-name="Default">
      <style:table-cell-properties fo:wrap-option="wrap"/>
    </style:style>
    <style:style style:name="ce374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55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cm"/>
    </style:style>
    <style:style style:name="ce15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65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73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7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9" style:family="table-cell" style:parent-style-name="Default" style:data-style-name="N110"/>
    <style:style style:name="ce180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8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95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96" style:family="table-cell" style:parent-style-name="Default" style:data-style-name="N100"/>
    <style:style style:name="ce19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</style:style>
    <style:style style:name="ce19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0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206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208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20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cm"/>
      <style:text-properties fo:color="#dddddd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36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Default" style:data-style-name="N109"/>
    <style:style style:name="ce14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6" style:family="table-cell" style:parent-style-name="Default" style:data-style-name="N0"/>
    <style:style style:name="ce157" style:family="table-cell" style:parent-style-name="Default">
      <style:text-properties fo:font-style="italic" style:font-style-asian="italic" style:font-style-complex="italic"/>
    </style:style>
    <style:style style:name="ce160" style:family="table-cell" style:parent-style-name="Default">
      <style:text-properties fo:font-style="normal" style:font-style-asian="normal" style:font-style-complex="normal"/>
    </style:style>
    <style:style style:name="ce161" style:family="table-cell" style:parent-style-name="Default">
      <style:text-properties fo:font-weight="normal" style:font-weight-asian="normal" style:font-weight-complex="normal"/>
    </style:style>
    <style:style style:name="ce162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92" style:family="table-cell" style:parent-style-name="Default">
      <style:table-cell-properties fo:background-color="transparent"/>
    </style:style>
    <style:style style:name="ce20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2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7" style:family="table-cell" style:parent-style-name="Default">
      <style:text-properties fo:font-weight="bold" style:font-weight-asian="bold" style:font-weight-complex="bold"/>
    </style:style>
    <style:style style:name="ce218" style:family="table-cell" style:parent-style-name="Default">
      <style:text-properties fo:color="#999999" fo:font-style="italic" style:font-style-asian="italic" style:font-style-complex="italic"/>
    </style:style>
    <style:style style:name="ce22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35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3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4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4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4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4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style:vertical-align="automatic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26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277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8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9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5" style:family="table-cell" style:parent-style-name="Default">
      <style:table-cell-properties fo:background-color="#99ccff" style:vertical-align="top"/>
    </style:style>
    <style:style style:name="ce306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07" style:family="table-cell" style:parent-style-name="Default">
      <style:table-cell-properties fo:background-color="#ffff99"/>
    </style:style>
    <style:style style:name="ce308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4" style:family="table-cell" style:parent-style-name="Default">
      <style:table-cell-properties fo:wrap-option="wrap"/>
    </style:style>
    <style:style style:name="ce315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2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text-position="super 58%"/>
    </style:style>
    <style:style style:name="T1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style:text-underline-mode="continuous" style:text-overline-mode="continuous" style:text-line-through-mode="continuous" style:font-name-asian="SimSun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italic" style:font-weight-asian="bold" style:font-name-complex="Tahoma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22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2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rial" fo:font-size="10pt" style:font-size-asian="10pt" style:font-size-complex="10pt"/>
    </style:style>
    <style:style style:name="T25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6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27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28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2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0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34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5" style:family="text">
      <style:text-properties fo:color="#0000ff"/>
    </style:style>
    <style:style style:name="T36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ce196"/>
        <table:table-column table:style-name="co24" table:number-columns-repeated="4" table:default-cell-style-name="ce196"/>
        <table:table-column table:style-name="co13" table:default-cell-style-name="ce196"/>
        <table:table-column table:style-name="co25" table:default-cell-style-name="ce196"/>
        <table:table-column table:style-name="co15" table:default-cell-style-name="ce196"/>
        <table:table-column table:style-name="co26" table:default-cell-style-name="ce196"/>
        <table:table-column table:style-name="co27" table:default-cell-style-name="ce196"/>
        <table:table-column table:style-name="co28" table:default-cell-style-name="ce196"/>
        <table:table-column table:style-name="co29" table:number-columns-repeated="2" table:default-cell-style-name="ce196"/>
        <table:table-column table:style-name="co13" table:default-cell-style-name="ce196"/>
        <table:table-column table:style-name="co30" table:default-cell-style-name="ce196"/>
        <table:table-column table:style-name="co13" table:default-cell-style-name="ce196"/>
        <table:table-column table:style-name="co31" table:default-cell-style-name="ce196"/>
        <table:table-column table:style-name="co16" table:number-columns-repeated="40" table:default-cell-style-name="Default"/>
        <table:table-row table:style-name="ro1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number-columns-repeated="2"/>
          <table:table-cell table:style-name="ce167" office:value-type="string" calcext:value-type="string">
            <text:p>Step</text:p>
          </table:table-cell>
          <table:table-cell table:style-name="ce176"/>
          <table:table-cell table:style-name="ce176" office:value-type="string" calcext:value-type="string">
            <text:p>Duration</text:p>
          </table:table-cell>
          <table:table-cell table:style-name="ce183" office:value-type="string" calcext:value-type="string">
            <text:p>of Step</text:p>
          </table:table-cell>
          <table:table-cell table:style-name="ce183" office:value-type="string" calcext:value-type="string">
            <text:p>in Total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84" table:formula="of:=['1. Regression Testing'.$H$3]" office:value-type="time" office:time-value="PT13H30M00S" calcext:value-type="time">
            <text:p>13:30</text:p>
          </table:table-cell>
          <table:table-cell table:style-name="ce184" table:formula="of:=['1. Regression Testing'.$J$3]" office:value-type="time" office:time-value="PT13H30M00S" calcext:value-type="time">
            <text:p>13:3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84" table:formula="of:=['2. Preparation'.$H$3]" office:value-type="time" office:time-value="PT01H40M00S" calcext:value-type="time">
            <text:p>01:40</text:p>
          </table:table-cell>
          <table:table-cell table:style-name="ce184" table:formula="of:=['2. Preparation'.$J$3]" office:value-type="time" office:time-value="PT15H10M00S" calcext:value-type="time">
            <text:p>15:1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84" table:formula="of:=['3. Final Testing'.$H$3]" office:value-type="time" office:time-value="PT01H30M00S" calcext:value-type="time">
            <text:p>01:30</text:p>
          </table:table-cell>
          <table:table-cell table:style-name="ce184" table:formula="of:=['3. Final Testing'.$J$3]" office:value-type="time" office:time-value="PT16H40M00S" calcext:value-type="time">
            <text:p>16:4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84" table:formula="of:=['4. Build'.$H$3]" office:value-type="time" office:time-value="PT00H40M00S" calcext:value-type="time">
            <text:p>00:40</text:p>
          </table:table-cell>
          <table:table-cell table:style-name="ce184" table:formula="of:=['4. Build'.$J$3]" office:value-type="time" office:time-value="PT17H20M00S" calcext:value-type="time">
            <text:p>17:20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84" table:formula="of:=['5. Installation Testing'.$H$3]" office:value-type="time" office:time-value="PT00H40M00S" calcext:value-type="time">
            <text:p>00:40</text:p>
          </table:table-cell>
          <table:table-cell table:style-name="ce184" table:formula="of:=['5. Installation Testing'.$J$3]" office:value-type="time" office:time-value="PT17H55M00S" calcext:value-type="time">
            <text:p>17:5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84" table:formula="of:=['7. Upload'.$H$3]" office:value-type="time" office:time-value="PT01H20M00S" calcext:value-type="time">
            <text:p>01:20</text:p>
          </table:table-cell>
          <table:table-cell table:style-name="ce184" table:formula="of:=['7. Upload'.$J$3]" office:value-type="time" office:time-value="PT19H15M00S" calcext:value-type="time">
            <text:p>19:15</text:p>
          </table:table-cell>
          <table:table-cell table:style-name="ce187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7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84" table:formula="of:=['8. Finalization'.$H$3]" office:value-type="time" office:time-value="PT03H45M00S" calcext:value-type="time">
            <text:p>03:45</text:p>
          </table:table-cell>
          <table:table-cell table:style-name="ce184" table:formula="of:=['8. Finalization'.$J$3]" office:value-type="time" office:time-value="PT22H30M00S" calcext:value-type="time">
            <text:p>22:30</text:p>
          </table:table-cell>
          <table:table-cell table:style-name="ce187" table:number-columns-repeated="5"/>
          <table:table-cell table:number-columns-repeated="52"/>
        </table:table-row>
        <table:table-row table:style-name="ro1" table:number-rows-repeated="2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>
          <table:table-cell table:style-name="ce101" office:value-type="string" calcext:value-type="string">
            <text:p>The YAT story:</text:p>
          </table:table-cell>
          <table:table-cell table:style-name="ce101" table:number-columns-repeated="4"/>
          <table:table-cell table:style-name="ce180" table:number-columns-repeated="2"/>
          <table:table-cell table:style-name="ce190" table:number-columns-repeated="5"/>
          <table:table-cell table:style-name="ce198" table:number-columns-repeated="12"/>
          <table:table-cell table:style-name="ce101" table:number-columns-repeated="40"/>
        </table:table-row>
        <table:table-row table:style-name="ro1">
          <table:table-cell table:style-name="ce102"/>
          <table:table-cell table:style-name="ce139" office:value-type="string" calcext:value-type="string">
            <text:p>Date</text:p>
          </table:table-cell>
          <table:table-cell table:style-name="ce174"/>
          <table:table-cell table:style-name="ce177" office:value-type="string" calcext:value-type="string">
            <text:p>Designation</text:p>
          </table:table-cell>
          <table:table-cell table:style-name="ce139"/>
          <table:table-cell table:style-name="ce176" table:number-columns-repeated="2"/>
          <table:table-cell table:style-name="ce193" office:value-type="string" calcext:value-type="string">
            <text:p>YAT</text:p>
          </table:table-cell>
          <table:table-cell table:style-name="ce193" office:value-type="string" calcext:value-type="string">
            <text:p>MKY</text:p>
          </table:table-cell>
          <table:table-cell table:style-name="ce193" office:value-type="string" calcext:value-type="string">
            <text:p>ALAZ</text:p>
          </table:table-cell>
          <table:table-cell table:style-name="ce193" office:value-type="string" calcext:value-type="string">
            <text:p>NUnit</text:p>
          </table:table-cell>
          <table:table-cell table:style-name="ce193" office:value-type="string" calcext:value-type="string">
            <text:p>netrtf.</text:p>
          </table:table-cell>
          <table:table-cell table:style-name="ce199"/>
          <table:table-cell table:style-name="ce193" office:value-type="string" calcext:value-type="string">
            <text:p>LU.xml</text:p>
          </table:table-cell>
          <table:table-cell table:style-name="ce193" office:value-type="string" calcext:value-type="string">
            <text:p>RU.xml</text:p>
          </table:table-cell>
          <table:table-cell table:style-name="ce193" office:value-type="string" calcext:value-type="string">
            <text:p>.yac</text:p>
          </table:table-cell>
          <table:table-cell table:style-name="ce193" office:value-type="string" calcext:value-type="string">
            <text:p>.yacp</text:p>
          </table:table-cell>
          <table:table-cell table:style-name="ce193" office:value-type="string" calcext:value-type="string">
            <text:p>.yacps</text:p>
          </table:table-cell>
          <table:table-cell table:style-name="ce193" office:value-type="string" calcext:value-type="string">
            <text:p>.yat</text:p>
          </table:table-cell>
          <table:table-cell table:style-name="ce193" office:value-type="string" calcext:value-type="string">
            <text:p>.yaw</text:p>
          </table:table-cell>
          <table:table-cell table:style-name="ce199"/>
          <table:table-cell table:style-name="ce193" office:value-type="string" calcext:value-type="string">
            <text:p>SVN</text:p>
          </table:table-cell>
          <table:table-cell table:style-name="ce199"/>
          <table:table-cell table:style-name="ce193" office:value-type="string" calcext:value-type="string">
            <text:p>Remarks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5" office:value-type="string" calcext:value-type="string">
            <text:p>2020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2.0</text:p>
          </table:table-cell>
          <table:table-cell table:number-columns-repeated="3"/>
          <table:table-cell table:style-name="ce194" office:value-type="string" calcext:value-type="string">
            <text:p>2.2.0</text:p>
          </table:table-cell>
          <table:table-cell table:style-name="ce197" office:value-type="string" calcext:value-type="string">
            <text:p>1.0.28</text:p>
          </table:table-cell>
          <table:table-cell table:style-name="ce197" office:value-type="string" calcext:value-type="string">
            <text:p>3.5.24</text:p>
          </table:table-cell>
          <table:table-cell table:style-name="ce197" office:value-type="string" calcext:value-type="string">
            <text:p>1.0.22</text:p>
          </table:table-cell>
          <table:table-cell table:style-name="ce197" office:value-type="string" calcext:value-type="string">
            <text:p>0.9.25</text:p>
          </table:table-cell>
          <table:table-cell table:style-name="ce200"/>
          <table:table-cell table:style-name="ce197" office:value-type="string" calcext:value-type="string">
            <text:p>1.7.0</text:p>
          </table:table-cell>
          <table:table-cell table:style-name="ce194" office:value-type="string" calcext:value-type="string">
            <text:p>1.2.1</text:p>
          </table:table-cell>
          <table:table-cell table:number-columns-repeated="3" table:style-name="ce197" office:value-type="string" calcext:value-type="string">
            <text:p>1.0.2</text:p>
          </table:table-cell>
          <table:table-cell table:style-name="ce194" office:value-type="string" calcext:value-type="string">
            <text:p>1.7.1</text:p>
          </table:table-cell>
          <table:table-cell table:style-name="ce209" office:value-type="string" calcext:value-type="string">
            <text:p>1.2.3</text:p>
          </table:table-cell>
          <table:table-cell table:style-name="ce200"/>
          <table:table-cell table:style-name="ce197" office:value-type="string" calcext:value-type="string">
            <text:p>2600</text:p>
          </table:table-cell>
          <table:table-cell table:style-name="ce201"/>
          <table:table-cell table:style-name="ce197" office:value-type="string" calcext:value-type="string">
            <text:p>No longer implementing twice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9-10-04" calcext:value-type="date">
            <text:p>2019-10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94" office:value-type="string" calcext:value-type="string">
            <text:p>2.1.0</text:p>
          </table:table-cell>
          <table:table-cell table:style-name="ce194" office:value-type="string" calcext:value-type="string">
            <text:p>1.0.27</text:p>
          </table:table-cell>
          <table:table-cell table:style-name="ce194" office:value-type="string" calcext:value-type="string">
            <text:p>3.5.23</text:p>
          </table:table-cell>
          <table:table-cell table:style-name="ce194" office:value-type="string" calcext:value-type="string">
            <text:p>1.0.21</text:p>
          </table:table-cell>
          <table:table-cell table:style-name="ce194" office:value-type="string" calcext:value-type="string">
            <text:p>0.9.24</text:p>
          </table:table-cell>
          <table:table-cell table:style-name="ce200"/>
          <table:table-cell table:style-name="ce194" office:value-type="string" calcext:value-type="string">
            <text:p>1.7.0</text:p>
          </table:table-cell>
          <table:table-cell table:style-name="ce194" office:value-type="string" calcext:value-type="string">
            <text:p>1.2.0</text:p>
          </table:table-cell>
          <table:table-cell table:number-columns-repeated="3" table:style-name="ce194" office:value-type="string" calcext:value-type="string">
            <text:p>1.0.2</text:p>
          </table:table-cell>
          <table:table-cell table:style-name="ce194" office:value-type="string" calcext:value-type="string">
            <text:p>1.7.0</text:p>
          </table:table-cell>
          <table:table-cell table:style-name="ce206" office:value-type="string" calcext:value-type="string">
            <text:p>1.2.3</text:p>
          </table:table-cell>
          <table:table-cell table:style-name="ce200"/>
          <table:table-cell table:style-name="ce194" office:value-type="string" calcext:value-type="string">
            <text:p>255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94" office:value-type="string" calcext:value-type="string">
            <text:p>2.0.0</text:p>
          </table:table-cell>
          <table:table-cell table:style-name="ce194" office:value-type="string" calcext:value-type="string">
            <text:p>1.0.25</text:p>
          </table:table-cell>
          <table:table-cell table:style-name="ce194" office:value-type="string" calcext:value-type="string">
            <text:p>3.5.21</text:p>
          </table:table-cell>
          <table:table-cell table:style-name="ce194" office:value-type="string" calcext:value-type="string">
            <text:p>1.0.19</text:p>
          </table:table-cell>
          <table:table-cell table:style-name="ce194" office:value-type="string" calcext:value-type="string">
            <text:p>0.9.22</text:p>
          </table:table-cell>
          <table:table-cell table:style-name="ce201"/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1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6.0</text:p>
          </table:table-cell>
          <table:table-cell table:style-name="ce194" office:value-type="string" calcext:value-type="string">
            <text:p>1.2.3</text:p>
          </table:table-cell>
          <table:table-cell table:style-name="ce201"/>
          <table:table-cell table:style-name="ce194" office:value-type="string" calcext:value-type="string">
            <text:p>1919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94" office:value-type="string" calcext:value-type="string">
            <text:p>1.99.90</text:p>
          </table:table-cell>
          <table:table-cell table:style-name="ce194" office:value-type="string" calcext:value-type="string">
            <text:p>1.0.23</text:p>
          </table:table-cell>
          <table:table-cell table:style-name="ce195" office:value-type="string" calcext:value-type="string">
            <text:p>3.5.19</text:p>
          </table:table-cell>
          <table:table-cell table:style-name="ce194" office:value-type="string" calcext:value-type="string">
            <text:p>1.0.18</text:p>
          </table:table-cell>
          <table:table-cell table:style-name="ce195" office:value-type="string" calcext:value-type="string">
            <text:p>0.9.20</text:p>
          </table:table-cell>
          <table:table-cell table:style-name="ce201"/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0.0</text:p>
          </table:table-cell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3</text:p>
          </table:table-cell>
          <table:table-cell table:style-name="ce194" office:value-type="string" calcext:value-type="string">
            <text:p>1.2.2</text:p>
          </table:table-cell>
          <table:table-cell table:style-name="ce201"/>
          <table:table-cell table:style-name="ce194" office:value-type="string" calcext:value-type="string">
            <text:p>1815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2">
          <table:table-cell table:style-name="ce102"/>
          <table:table-cell table:style-name="ce159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94" office:value-type="string" calcext:value-type="string">
            <text:p>1.99.80</text:p>
          </table:table-cell>
          <table:table-cell table:style-name="ce195" office:value-type="string" calcext:value-type="string">
            <text:p>1.0.21</text:p>
          </table:table-cell>
          <table:table-cell table:style-name="ce195" office:value-type="string" calcext:value-type="string">
            <text:p>3.5.17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0.9.18</text:p>
          </table:table-cell>
          <table:table-cell table:style-name="ce201"/>
          <table:table-cell table:style-name="ce194" office:value-type="string" calcext:value-type="string">
            <text:p>1.5.2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2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603</text:p>
          </table:table-cell>
          <table:table-cell table:style-name="ce201"/>
          <table:table-cell table:style-name="ce194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02" table:number-columns-repeated="40"/>
        </table:table-row>
        <table:table-row table:style-name="ro1">
          <table:table-cell table:style-name="ce102"/>
          <table:table-cell table:style-name="ce159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94" office:value-type="string" calcext:value-type="string">
            <text:p>1.99.70</text:p>
          </table:table-cell>
          <table:table-cell table:style-name="ce195" office:value-type="string" calcext:value-type="string">
            <text:p>1.0.19</text:p>
          </table:table-cell>
          <table:table-cell table:style-name="ce195" office:value-type="string" calcext:value-type="string">
            <text:p>3.5.15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0.9.16</text:p>
          </table:table-cell>
          <table:table-cell table:style-name="ce201"/>
          <table:table-cell table:style-name="ce194" office:value-type="string" calcext:value-type="string">
            <text:p>1.5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1</text:p>
          </table:table-cell>
          <table:table-cell table:style-name="ce206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410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94" office:value-type="string" calcext:value-type="string">
            <text:p>1.99.52</text:p>
          </table:table-cell>
          <table:table-cell table:style-name="ce195" office:value-type="string" calcext:value-type="string">
            <text:p>1.0.17</text:p>
          </table:table-cell>
          <table:table-cell table:style-name="ce195" office:value-type="string" calcext:value-type="string">
            <text:p>3.5.14</text:p>
          </table:table-cell>
          <table:table-cell table:style-name="ce195" office:value-type="string" calcext:value-type="string">
            <text:p>1.0.14</text:p>
          </table:table-cell>
          <table:table-cell table:style-name="ce195" office:value-type="string" calcext:value-type="string">
            <text:p>0.9.15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90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94" office:value-type="string" calcext:value-type="string">
            <text:p>1.99.51</text:p>
          </table:table-cell>
          <table:table-cell table:style-name="ce195" office:value-type="string" calcext:value-type="string">
            <text:p>1.0.16</text:p>
          </table:table-cell>
          <table:table-cell table:style-name="ce195" office:value-type="string" calcext:value-type="string">
            <text:p>3.5.13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0.9.14</text:p>
          </table:table-cell>
          <table:table-cell table:style-name="ce201"/>
          <table:table-cell table:style-name="ce202" office:value-type="string" calcext:value-type="string">
            <text:p>1.5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5.0</text:p>
          </table:table-cell>
          <table:table-cell table:style-name="ce202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62</text:p>
          </table:table-cell>
          <table:table-cell/>
          <table:table-cell table:style-name="ce194" office:value-type="string" calcext:value-type="string">
            <text:p>No longer testing settings; settings equal 1.99.50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94" office:value-type="string" calcext:value-type="string">
            <text:p>1.99.50</text:p>
          </table:table-cell>
          <table:table-cell table:style-name="ce195" office:value-type="string" calcext:value-type="string">
            <text:p>1.0.15</text:p>
          </table:table-cell>
          <table:table-cell table:style-name="ce195" office:value-type="string" calcext:value-type="string">
            <text:p>3.5.12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0.9.13</text:p>
          </table:table-cell>
          <table:table-cell table:style-name="ce201"/>
          <table:table-cell table:style-name="ce194" office:value-type="string" calcext:value-type="string">
            <text:p>1.5.0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5.0</text:p>
          </table:table-cell>
          <table:table-cell table:style-name="ce194" office:value-type="string" calcext:value-type="string">
            <text:p>1.2.1</text:p>
          </table:table-cell>
          <table:table-cell table:style-name="ce201"/>
          <table:table-cell table:style-name="ce194" office:value-type="string" calcext:value-type="string">
            <text:p>1159</text:p>
          </table:table-cell>
          <table:table-cell/>
          <table:table-cell table:style-name="ce21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94" office:value-type="string" calcext:value-type="string">
            <text:p>1.99.34</text:p>
          </table:table-cell>
          <table:table-cell table:style-name="ce195" office:value-type="string" calcext:value-type="string">
            <text:p>1.0.13</text:p>
          </table:table-cell>
          <table:table-cell table:style-name="ce195" office:value-type="string" calcext:value-type="string">
            <text:p>3.5.11</text:p>
          </table:table-cell>
          <table:table-cell table:style-name="ce195" office:value-type="string" calcext:value-type="string">
            <text:p>1.0.10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1</text:p>
          </table:table-cell>
          <table:table-cell table:style-name="ce194"/>
          <table:table-cell table:number-columns-repeated="3" table:style-name="ce206" office:value-type="string" calcext:value-type="string">
            <text:p>(1.0.2)</text:p>
          </table:table-cell>
          <table:table-cell table:style-name="ce194" office:value-type="string" calcext:value-type="string">
            <text:p>1.4.1</text:p>
          </table:table-cell>
          <table:table-cell table:style-name="ce206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9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94" office:value-type="string" calcext:value-type="string">
            <text:p>1.99.33</text:p>
          </table:table-cell>
          <table:table-cell table:style-name="ce195" office:value-type="string" calcext:value-type="string">
            <text:p>1.0.12</text:p>
          </table:table-cell>
          <table:table-cell table:style-name="ce195" office:value-type="string" calcext:value-type="string">
            <text:p>3.5.10</text:p>
          </table:table-cell>
          <table:table-cell table:style-name="ce195" office:value-type="string" calcext:value-type="string">
            <text:p>1.0.9</text:p>
          </table:table-cell>
          <table:table-cell table:style-name="ce195"/>
          <table:table-cell table:style-name="ce201"/>
          <table:table-cell table:style-name="ce202" office:value-type="string" calcext:value-type="string">
            <text:p>1.4.0</text:p>
          </table:table-cell>
          <table:table-cell table:style-name="ce206"/>
          <table:table-cell table:number-columns-repeated="3" table:style-name="ce206" office:value-type="string" calcext:value-type="string">
            <text:p>(1.0.2)</text:p>
          </table:table-cell>
          <table:table-cell table:style-name="ce202" office:value-type="string" calcext:value-type="string">
            <text:p>1.4.0</text:p>
          </table:table-cell>
          <table:table-cell table:style-name="ce202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78</text:p>
          </table:table-cell>
          <table:table-cell/>
          <table:table-cell table:style-name="ce194" office:value-type="string" calcext:value-type="string">
            <text:p>No longer testing settings; settings equal 1.99.32.</text:p>
          </table:table-cell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94" office:value-type="string" calcext:value-type="string">
            <text:p>1.99.32</text:p>
          </table:table-cell>
          <table:table-cell table:style-name="ce195" office:value-type="string" calcext:value-type="string">
            <text:p>1.0.11</text:p>
          </table:table-cell>
          <table:table-cell table:style-name="ce195" office:value-type="string" calcext:value-type="string">
            <text:p>3.5.9</text:p>
          </table:table-cell>
          <table:table-cell table:style-name="ce195" office:value-type="string" calcext:value-type="string">
            <text:p>1.0.8</text:p>
          </table:table-cell>
          <table:table-cell table:style-name="ce195"/>
          <table:table-cell table:style-name="ce201"/>
          <table:table-cell table:style-name="ce194" office:value-type="string" calcext:value-type="string">
            <text:p>1.4.0</text:p>
          </table:table-cell>
          <table:table-cell table:style-name="ce194"/>
          <table:table-cell table:number-columns-repeated="3" table:style-name="ce194" office:value-type="string" calcext:value-type="string">
            <text:p>(1.0.2)</text:p>
          </table:table-cell>
          <table:table-cell table:style-name="ce194" office:value-type="string" calcext:value-type="string">
            <text:p>1.4.0</text:p>
          </table:table-cell>
          <table:table-cell table:style-name="ce194" office:value-type="string" calcext:value-type="string">
            <text:p>1.2.0</text:p>
          </table:table-cell>
          <table:table-cell table:style-name="ce201"/>
          <table:table-cell table:style-name="ce194" office:value-type="string" calcext:value-type="string">
            <text:p>769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59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94" office:value-type="string" calcext:value-type="string">
            <text:p>1.99.30</text:p>
          </table:table-cell>
          <table:table-cell table:style-name="ce195" office:value-type="string" calcext:value-type="string">
            <text:p>1.0.9</text:p>
          </table:table-cell>
          <table:table-cell table:style-name="ce195" office:value-type="string" calcext:value-type="string">
            <text:p>3.5.7</text:p>
          </table:table-cell>
          <table:table-cell table:style-name="ce195" office:value-type="string" calcext:value-type="string">
            <text:p>1.0.6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1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1</text:p>
          </table:table-cell>
          <table:table-cell table:style-name="ce195" office:value-type="string" calcext:value-type="string">
            <text:p>1.1.1</text:p>
          </table:table-cell>
          <table:table-cell table:style-name="ce201"/>
          <table:table-cell table:style-name="ce194" office:value-type="string" calcext:value-type="string">
            <text:p>626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 table:style-name="ce102"/>
          <table:table-cell table:style-name="ce165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5" office:value-type="string" calcext:value-type="string">
            <text:p>1.99.28</text:p>
          </table:table-cell>
          <table:table-cell table:style-name="ce195" office:value-type="string" calcext:value-type="string">
            <text:p>1.0.7</text:p>
          </table:table-cell>
          <table:table-cell table:style-name="ce195" office:value-type="string" calcext:value-type="string">
            <text:p>3.5.5</text:p>
          </table:table-cell>
          <table:table-cell table:style-name="ce195" office:value-type="string" calcext:value-type="string">
            <text:p>1.0.4</text:p>
          </table:table-cell>
          <table:table-cell table:style-name="ce195"/>
          <table:table-cell table:style-name="ce201"/>
          <table:table-cell table:style-name="ce195" office:value-type="string" calcext:value-type="string">
            <text:p>1.3.0</text:p>
          </table:table-cell>
          <table:table-cell table:style-name="ce195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3.0</text:p>
          </table:table-cell>
          <table:table-cell table:style-name="ce195" office:value-type="string" calcext:value-type="string">
            <text:p>1.1.0</text:p>
          </table:table-cell>
          <table:table-cell table:style-name="ce201"/>
          <table:table-cell table:style-name="ce195" office:value-type="string" calcext:value-type="string">
            <text:p>502</text:p>
          </table:table-cell>
          <table:table-cell/>
          <table:table-cell table:style-name="ce194"/>
          <table:table-cell/>
          <table:table-cell table:style-name="ce102" table:number-columns-repeated="39"/>
        </table:table-row>
        <table:table-row table:style-name="ro1">
          <table:table-cell/>
          <table:table-cell table:style-name="ce165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5" office:value-type="string" calcext:value-type="string">
            <text:p>1.99.26</text:p>
          </table:table-cell>
          <table:table-cell table:style-name="ce195" office:value-type="string" calcext:value-type="string">
            <text:p>1.0.5</text:p>
          </table:table-cell>
          <table:table-cell table:style-name="ce195" office:value-type="string" calcext:value-type="string">
            <text:p>3.5.3</text:p>
          </table:table-cell>
          <table:table-cell table:style-name="ce195" office:value-type="string" calcext:value-type="string">
            <text:p>1.0.2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206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41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5" office:value-type="string" calcext:value-type="string">
            <text:p>1.99.25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206" office:value-type="string" calcext:value-type="string">
            <text:p>(1.0.1)</text:p>
          </table:table-cell>
          <table:table-cell table:style-name="ce195" office:value-type="string" calcext:value-type="string">
            <text:p>1.2.9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85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5" office:value-type="string" calcext:value-type="string">
            <text:p>1.99.24</text:p>
          </table:table-cell>
          <table:table-cell table:style-name="ce195" office:value-type="string" calcext:value-type="string">
            <text:p>1.0.4</text:p>
          </table:table-cell>
          <table:table-cell table:style-name="ce195" office:value-type="string" calcext:value-type="string">
            <text:p>3.5.2</text:p>
          </table:table-cell>
          <table:table-cell table:style-name="ce195" office:value-type="string" calcext:value-type="string">
            <text:p>1.0.1</text:p>
          </table:table-cell>
          <table:table-cell table:style-name="ce195"/>
          <table:table-cell/>
          <table:table-cell table:style-name="ce206" office:value-type="string" calcext:value-type="string">
            <text:p>1.2.4</text:p>
          </table:table-cell>
          <table:table-cell table:style-name="ce206"/>
          <table:table-cell table:number-columns-repeated="3" table:style-name="ce194" office:value-type="string" calcext:value-type="string">
            <text:p>(1.0.1)</text:p>
          </table:table-cell>
          <table:table-cell table:style-name="ce195" office:value-type="string" calcext:value-type="string">
            <text:p>1.2.8</text:p>
          </table:table-cell>
          <table:table-cell table:style-name="ce206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369</text:p>
          </table:table-cell>
          <table:table-cell/>
          <table:table-cell table:style-name="ce194"/>
          <table:table-cell table:number-columns-repeated="40"/>
        </table:table-row>
        <table:table-row table:style-name="ro1">
          <table:table-cell/>
          <table:table-cell table:style-name="ce165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95" office:value-type="string" calcext:value-type="string">
            <text:p>1.99.23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4</text:p>
          </table:table-cell>
          <table:table-cell table:style-name="ce195"/>
          <table:table-cell table:number-columns-repeated="3" table:style-name="ce206" office:value-type="string" calcext:value-type="string">
            <text:p>(1.0.0)</text:p>
          </table:table-cell>
          <table:table-cell table:style-name="ce208" office:value-type="string" calcext:value-type="string">
            <text:p>1.2.7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5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5" office:value-type="string" calcext:value-type="string">
            <text:p>1.99.22</text:p>
          </table:table-cell>
          <table:table-cell table:style-name="ce195" office:value-type="string" calcext:value-type="string">
            <text:p>1.0.1</text:p>
          </table:table-cell>
          <table:table-cell table:style-name="ce195" office:value-type="string" calcext:value-type="string">
            <text:p>3.5.0</text:p>
          </table:table-cell>
          <table:table-cell table:style-name="ce187" table:number-columns-repeated="2"/>
          <table:table-cell/>
          <table:table-cell table:style-name="ce202" office:value-type="string" calcext:value-type="string">
            <text:p>1.2.3</text:p>
          </table:table-cell>
          <table:table-cell table:style-name="ce206"/>
          <table:table-cell table:number-columns-repeated="3" table:style-name="ce194" office:value-type="string" calcext:value-type="string">
            <text:p>(1.0.0)</text:p>
          </table:table-cell>
          <table:table-cell table:style-name="ce208" office:value-type="string" calcext:value-type="string">
            <text:p>1.2.6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47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5" office:value-type="string" calcext:value-type="string">
            <text:p>1.99.20</text:p>
          </table:table-cell>
          <table:table-cell table:style-name="ce195" office:value-type="string" calcext:value-type="string">
            <text:p>1.0.0</text:p>
          </table:table-cell>
          <table:table-cell table:style-name="ce195" office:value-type="string" calcext:value-type="string">
            <text:p>1.2.0</text:p>
          </table:table-cell>
          <table:table-cell table:style-name="ce187" table:number-columns-repeated="2"/>
          <table:table-cell/>
          <table:table-cell table:style-name="ce208" office:value-type="string" calcext:value-type="string">
            <text:p>1.2.3</text:p>
          </table:table-cell>
          <table:table-cell table:style-name="ce195" table:number-columns-repeated="4"/>
          <table:table-cell table:style-name="ce208" office:value-type="string" calcext:value-type="string">
            <text:p>1.2.5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201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5" office:value-type="string" calcext:value-type="string">
            <text:p>1.99.19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4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36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5" office:value-type="string" calcext:value-type="string">
            <text:p>1.99.18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2.2</text:p>
          </table:table-cell>
          <table:table-cell table:style-name="ce206" table:number-columns-repeated="4"/>
          <table:table-cell table:style-name="ce208" office:value-type="string" calcext:value-type="string">
            <text:p>1.2.3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22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5" office:value-type="string" calcext:value-type="string">
            <text:p>1.99.17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2</text:p>
          </table:table-cell>
          <table:table-cell table:style-name="ce195" table:number-columns-repeated="4"/>
          <table:table-cell table:style-name="ce208" office:value-type="string" calcext:value-type="string">
            <text:p>1.2.2</text:p>
          </table:table-cell>
          <table:table-cell table:style-name="ce202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105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5" office:value-type="string" calcext:value-type="string">
            <text:p>1.99.1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1</text:p>
          </table:table-cell>
          <table:table-cell table:style-name="ce195" table:number-columns-repeated="4"/>
          <table:table-cell table:style-name="ce208" office:value-type="string" calcext:value-type="string">
            <text:p>1.2.1</text:p>
          </table:table-cell>
          <table:table-cell table:style-name="ce208" office:value-type="string" calcext:value-type="string">
            <text:p>1.0.0</text:p>
          </table:table-cell>
          <table:table-cell/>
          <table:table-cell table:style-name="ce195" office:value-type="string" calcext:value-type="string">
            <text:p>(45)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5" office:value-type="string" calcext:value-type="string">
            <text:p>1.99.12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2.0</text:p>
          </table:table-cell>
          <table:table-cell table:style-name="ce195" table:number-columns-repeated="4"/>
          <table:table-cell table:style-name="ce208" office:value-type="string" calcext:value-type="string">
            <text:p>1.2.0</text:p>
          </table:table-cell>
          <table:table-cell table:number-columns-repeated="2"/>
          <table:table-cell table:style-name="ce195" office:value-type="string" calcext:value-type="string">
            <text:p>9</text:p>
          </table:table-cell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5" office:value-type="string" calcext:value-type="string">
            <text:p>1.99.8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2</text:p>
          </table:table-cell>
          <table:table-cell table:style-name="ce195" table:number-columns-repeated="4"/>
          <table:table-cell table:style-name="ce208" office:value-type="string" calcext:value-type="string">
            <text:p>1.1.2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5" office:value-type="string" calcext:value-type="string">
            <text:p>1.99.3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1</text:p>
          </table:table-cell>
          <table:table-cell table:style-name="ce195" table:number-columns-repeated="4"/>
          <table:table-cell table:style-name="ce208" office:value-type="string" calcext:value-type="string">
            <text:p>1.1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5" office:value-type="string" calcext:value-type="string">
            <text:p>1.99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1.0</text:p>
          </table:table-cell>
          <table:table-cell table:style-name="ce195" table:number-columns-repeated="4"/>
          <table:table-cell table:style-name="ce208" office:value-type="string" calcext:value-type="string">
            <text:p>1.1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2</text:p>
          </table:table-cell>
          <table:table-cell table:style-name="ce187" table:number-columns-repeated="4"/>
          <table:table-cell/>
          <table:table-cell table:style-name="ce202" office:value-type="string" calcext:value-type="string">
            <text:p>1.0.1</text:p>
          </table:table-cell>
          <table:table-cell table:style-name="ce206" table:number-columns-repeated="4"/>
          <table:table-cell table:style-name="ce202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1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1</text:p>
          </table:table-cell>
          <table:table-cell table:style-name="ce195" table:number-columns-repeated="4"/>
          <table:table-cell table:style-name="ce208" office:value-type="string" calcext:value-type="string">
            <text:p>1.0.1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>
          <table:table-cell/>
          <table:table-cell table:style-name="ce165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5" office:value-type="string" calcext:value-type="string">
            <text:p>1.0.0</text:p>
          </table:table-cell>
          <table:table-cell table:style-name="ce187" table:number-columns-repeated="4"/>
          <table:table-cell/>
          <table:table-cell table:style-name="ce208" office:value-type="string" calcext:value-type="string">
            <text:p>1.0.0</text:p>
          </table:table-cell>
          <table:table-cell table:style-name="ce195" table:number-columns-repeated="4"/>
          <table:table-cell table:style-name="ce208" office:value-type="string" calcext:value-type="string">
            <text:p>1.0.0</text:p>
          </table:table-cell>
          <table:table-cell table:number-columns-repeated="2"/>
          <table:table-cell table:style-name="ce187"/>
          <table:table-cell/>
          <table:table-cell table:style-name="ce194" office:value-type="string" calcext:value-type="string">
            <text:p>No longer testing settings; version has been outdated.</text:p>
          </table:table-cell>
          <table:table-cell table:number-columns-repeated="40"/>
        </table:table-row>
        <table:table-row table:style-name="ro1" table:number-rows-repeated="65504">
          <table:table-cell table:number-columns-repeated="5"/>
          <table:table-cell table:style-name="ce179" table:number-columns-repeated="2"/>
          <table:table-cell table:style-name="ce187" table:number-columns-repeated="5"/>
          <table:table-cell table:number-columns-repeated="52"/>
        </table:table-row>
        <table:table-row table:style-name="ro1" table:number-rows-repeated="9830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989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35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35"/>
        </table:table-row>
        <table:table-row table:style-name="ro3">
          <table:table-cell table:style-name="ce137" office:value-type="float" office:value="1" calcext:value-type="float">
            <text:p>1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Regress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8])" office:value-type="time" office:time-value="PT13H30M00S" calcext:value-type="time">
            <text:p>13:30</text:p>
          </table:table-cell>
          <table:table-cell table:style-name="ce168" table:formula="of:=['0. Overview'.$J$3]" office:value-type="time" office:time-value="PT00H00M00S" calcext:value-type="time">
            <text:p>00:00</text:p>
          </table:table-cell>
          <table:table-cell table:style-name="ce181" table:formula="of:=MAX([.I4:.I65568])" office:value-type="time" office:time-value="PT13H30M00S" calcext:value-type="time">
            <text:p>13:30</text:p>
          </table:table-cell>
          <table:table-cell table:style-name="ce189" table:number-columns-repeated="989"/>
        </table:table-row>
        <table:table-row table:style-name="ro1">
          <table:table-cell table:style-name="ce138"/>
          <table:table-cell table:style-name="ce144"/>
          <table:table-cell table:number-columns-repeated="997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coding style check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00H30M00S" calcext:value-type="time">
            <text:p>00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1.1.1." calcext:value-type="string">
            <text:p>1.1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style-name="ce140"/>
          <table:table-cell table:style-name="ce147" table:number-columns-repeated="2"/>
          <table:table-cell table:style-name="ce154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style-name="ce140" table:number-columns-repeated="54"/>
          <table:table-cell table:number-columns-repeated="935"/>
        </table:table-row>
        <table:table-row table:style-name="ro1">
          <table:table-cell table:style-name="ce140"/>
          <table:table-cell table:style-name="ce147" table:number-columns-repeated="2"/>
          <table:table-cell table:style-name="ce154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style-name="ce140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ssembly check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13])+[.G14]" office:value-type="time" office:time-value="PT01H30M00S" calcext:value-type="time">
            <text:p>01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17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19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4]" office:value-type="string" office:string-value="48 expected warnings:" calcext:value-type="string">
            <text:p>48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5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26]" office:value-type="string" office:string-value="CA2214 : DoNotCallOverridableMethodsInConstructors @ 39 locations." calcext:value-type="string">
            <text:p>CA2214 : DoNotCallOverridableMethodsInConstructors @ 3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53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4]" office:value-type="string" office:string-value="225 expected errors/warnings:" calcext:value-type="string">
            <text:p>225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5]" office:value-type="string" office:string-value="CA1002 : DoNotExposeGenericLists @ 102 locations." calcext:value-type="string">
            <text:p>CA1002 : DoNotExposeGenericLists @ 102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36]" office:value-type="string" office:string-value="CA2214 : DoNotCallOverridableMethodsInConstructors @ 123 locations." calcext:value-type="string">
            <text:p>CA2214 : DoNotCallOverridableMethodsInConstructors @ 123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automated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39])+[.G40]" office:value-type="time" office:time-value="PT07H30M00S" calcext:value-type="time">
            <text:p>07:30</text:p>
          </table:table-cell>
          <table:table-cell table:style-name="ce188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53" office:value-type="string" calcext:value-type="string">
            <text:p></text:p>
          </table:table-cell>
          <table:table-cell table:style-name="ce160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53" office:value-type="string" calcext:value-type="string">
            <text:p></text:p>
          </table:table-cell>
          <table:table-cell table:style-name="ce156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6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22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5]" office:value-type="string" office:string-value="&gt; MKY.Test (0'12'')" calcext:value-type="string">
            <text:p>&gt; MKY.Test (0'1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59]" office:value-type="string" office:string-value="&gt; MKY.IO.Serial.Usb.Test (0'04'')" calcext:value-type="string">
            <text:p>&gt; MKY.IO.Serial.Usb.Test (0'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0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1]" office:value-type="string" office:string-value="&gt; MKY.Net.Test (0'00'')" calcext:value-type="string">
            <text:p>&gt; MKY.Ne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2]" office:value-type="string" office:string-value="&gt; NUnit (0'00'')" calcext:value-type="string">
            <text:p>&gt; NUni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3]" office:value-type="string" office:string-value="&gt; YAT.Controller.Test (0'20'')" calcext:value-type="string">
            <text:p>&gt; YAT.Controller.Test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4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5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6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7]" office:value-type="string" office:string-value="    &gt; Command (0'00'')" calcext:value-type="string">
            <text:p><text:s text:c="4"/>&gt; Command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8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69]" office:value-type="string" office:string-value="    &gt; FileHandling (0'20'')" calcext:value-type="string">
            <text:p><text:s text:c="4"/>&gt; FileHandling (0'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0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1]" office:value-type="string" office:string-value="    &gt; Start (0'01'')" calcext:value-type="string">
            <text:p><text:s text:c="4"/>&gt; Start (0'01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2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3]" office:value-type="string" office:string-value="    &gt; Transmission" calcext:value-type="string">
            <text:p><text:s text:c="4"/>&gt; Transmission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4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5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6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7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8]" office:value-type="string" office:string-value="&gt; YAT.Settings.Test (0'15'')" calcext:value-type="string">
            <text:p>&gt; YAT.Settings.Test (0'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79]" office:value-type="string" office:string-value="&gt; YAT.Test (0'00'')" calcext:value-type="string">
            <text:p>&gt; YAT.Test (0'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0]" office:value-type="string" office:string-value="&gt; YAT.View.Test (0'30'')" calcext:value-type="string">
            <text:p>&gt; YAT.View.Test (0'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0"/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2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57" table:formula="of:=['3. Final Testing'.E83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4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5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6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7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8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89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0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table:formula="of:=['3. Final Testing'.E92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01"/>
          <table:table-cell table:style-name="ce145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tests</text:p>
          </table:table-cell>
          <table:table-cell table:style-name="ce149"/>
          <table:table-cell table:style-name="ce170" office:value-type="time" office:time-value="PT06H00M00S" calcext:value-type="time">
            <text:p>06:00</text:p>
          </table:table-cell>
          <table:table-cell table:style-name="ce185"/>
          <table:table-cell table:style-name="ce170" table:formula="of:=MAX([.I$1:.I94])+[.G95]" office:value-type="time" office:time-value="PT13H30M00S" calcext:value-type="time">
            <text:p>13:30</text:p>
          </table:table-cell>
          <table:table-cell table:style-name="ce185"/>
          <table:table-cell table:style-name="ce101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146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Scopes that haven't changed at all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995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erialPor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Socket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TC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4"/>&gt; UDP/IP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MKY.IO.Serial.Usb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Domain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Model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Main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Terminal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View.Forms.Settings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Log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&gt; YAT.Info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157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 table:number-rows-repeated="65461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2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58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58"/>
        </table:table-row>
        <table:table-row table:style-name="ro3">
          <table:table-cell table:style-name="ce137" office:value-type="float" office:value="2" calcext:value-type="float">
            <text:p>2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repar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69])" office:value-type="time" office:time-value="PT01H40M00S" calcext:value-type="time">
            <text:p>01:40</text:p>
          </table:table-cell>
          <table:table-cell table:style-name="ce168" table:formula="of:=['1. Regression Testing'.$J$3]" office:value-type="time" office:time-value="PT13H30M00S" calcext:value-type="time">
            <text:p>13:30</text:p>
          </table:table-cell>
          <table:table-cell table:style-name="ce181" table:formula="of:=MAX([.I4:.I65577])" office:value-type="time" office:time-value="PT15H10M00S" calcext:value-type="time">
            <text:p>15:10</text:p>
          </table:table-cell>
          <table:table-cell table:style-name="ce189" table:number-columns-repeated="1012"/>
        </table:table-row>
        <table:table-row table:style-name="ro1">
          <table:table-cell table:style-name="ce138"/>
          <table:table-cell table:style-name="ce144"/>
          <table:table-cell table:number-columns-repeated="1020"/>
        </table:table-row>
        <table:table-row table:style-name="ro1">
          <table:table-cell table:style-name="ce191"/>
          <table:table-cell table:style-name="ce20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5"/>
          <table:table-cell table:style-name="ce207"/>
          <table:table-cell table:style-name="ce205" office:value-type="string" calcext:value-type="string">
            <text:p>Set versions</text:p>
          </table:table-cell>
          <table:table-cell table:style-name="ce205"/>
          <table:table-cell table:style-name="ce221" office:value-type="time" office:time-value="PT00H15M00S" calcext:value-type="time">
            <text:p>00:15</text:p>
          </table:table-cell>
          <table:table-cell table:style-name="ce227"/>
          <table:table-cell table:style-name="ce221" table:formula="of:=MAX([.I$1:.I4])+[.G5]" office:value-type="time" office:time-value="PT13H45M00S" calcext:value-type="time">
            <text:p>13:45</text:p>
          </table:table-cell>
          <table:table-cell table:style-name="ce227"/>
          <table:table-cell table:style-name="ce191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6]); &quot;.&quot;)" office:value-type="string" office:string-value="2.1.1." calcext:value-type="string">
            <text:p>2.1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ALAZ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5">
          <table:table-cell table:style-name="ce192"/>
          <table:table-cell table:style-name="ce204" table:number-columns-repeated="2"/>
          <table:table-cell table:style-name="ce212"/>
          <table:table-cell table:style-name="ce216" office:value-type="string" calcext:value-type="string">
            <text:p>&gt; Versions must differ to ensure proper installation/update!</text:p>
            <text:p><text:span text:style-name="T23">&gt; Additional increment makes sense…</text:span></text:p>
            <text:p><text:span text:style-name="T23">    …if source code gets used by other software.</text:span></text:p>
            <text:p><text:span text:style-name="T23">    …if preliminary test version got distributed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8]); &quot;.&quot;)" office:value-type="string" office:string-value="2.1.2." calcext:value-type="string">
            <text:p>2.1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MKY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0]); &quot;.&quot;)" office:value-type="string" office:string-value="2.1.3." calcext:value-type="string">
            <text:p>2.1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2]); &quot;.&quot;)" office:value-type="string" office:string-value="2.1.4." calcext:value-type="string">
            <text:p>2.1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NUni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dditional increment makes little sense as NUnit is not distributed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4]); &quot;.&quot;)" office:value-type="string" office:string-value="2.1.5." calcext:value-type="string">
            <text:p>2.1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Ensure that product version in YAT.Version is different than at last releas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Same reason as abov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6]); &quot;.&quot;)" office:value-type="string" office:string-value="2.1.6." calcext:value-type="string">
            <text:p>2.1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MKY Version 1.0.27'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18]); &quot;.&quot;)" office:value-type="string" office:string-value="2.1.7." calcext:value-type="string">
            <text:p>2.1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lso remove 'Development', e.g. '// NUnit Version 1.0.21', if apparent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0]); &quot;.&quot;)" office:value-type="string" office:string-value="2.1.8." calcext:value-type="string">
            <text:p>2.1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7"/>
        </table:table-row>
        <table:table-row table:style-name="ro1">
          <table:table-cell table:style-name="ce192"/>
          <table:table-cell table:style-name="ce204"/>
          <table:table-cell table:style-name="ce204" table:formula="of:=CONCATENATE([.B$5]; COUNTA([.C$6:.C22]); &quot;.&quot;)" office:value-type="string" office:string-value="2.1.9." calcext:value-type="string">
            <text:p>2.1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all other file headers (*.cs throughout \Trunk)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2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24">    &gt; Includes </text:span><text:span text:style-name="T25">this</text:span><text:span text:style-name="T26">.label_Version.Text = </text:span><text:span text:style-name="T27">"Version 2.0.0"</text:span><text:span text:style-name="T26">;</text:span><text:span text:style-name="T24"> in WelcomeScreen.Designer.cs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4">Set </text:span><text:span text:style-name="T28">ProductBuildDesign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04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4">Set </text:span><text:span text:style-name="T28">ProductVerisonStabilityIndication</text:span><text:span text:style-name="T24"> in "YAT.Application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6]); &quot;.&quot;)" office:value-type="string" office:string-value="2.1.12." calcext:value-type="string">
            <text:p>2.1.1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]; COUNTA([.C$6:.C27]); &quot;.&quot;)" office:value-type="string" office:string-value="2.1.13." calcext:value-type="string">
            <text:p>2.1.1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t installation vers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29])+[.G30]" office:value-type="time" office:time-value="PT13H50M00S" calcext:value-type="time">
            <text:p>13:5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30]; COUNTA([.C$31:.C31]); &quot;.&quot;)" office:value-type="string" office:string-value="2.2.1." calcext:value-type="string">
            <text:p>2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2]); &quot;.&quot;)" office:value-type="string" office:string-value="2.2.2." calcext:value-type="string">
            <text:p>2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3]); &quot;.&quot;)" office:value-type="string" office:string-value="2.2.3." calcext:value-type="string">
            <text:p>2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4]); &quot;.&quot;)" office:value-type="string" office:string-value="2.2.4." calcext:value-type="string">
            <text:p>2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0]; COUNTA([.C$31:.C35]); &quot;.&quot;)" office:value-type="string" office:string-value="2.2.5." calcext:value-type="string">
            <text:p>2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ettings defaults and schema in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36])+[.G37]" office:value-type="time" office:time-value="PT14H20M00S" calcext:value-type="time">
            <text:p>14:20</text:p>
          </table:table-cell>
          <table:table-cell table:style-name="ce188"/>
          <table:table-cell table:number-columns-repeated="1012"/>
        </table:table-row>
        <table:table-row table:style-name="ro1">
          <table:table-cell table:number-columns-repeated="2"/>
          <table:table-cell table:style-name="ce146" table:formula="of:=CONCATENATE([.B$37]; COUNTA([.C$38:.C38]); &quot;.&quot;)" office:value-type="string" office:string-value="2.3.1." calcext:value-type="string">
            <text:p>2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formula="of:=[$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number-columns-repeated="2"/>
          <table:table-cell table:style-name="ce146" table:formula="of:=CONCATENATE([.B$37]; COUNTA([.C$38:.C42]); &quot;.&quot;)" office:value-type="string" office:string-value="2.3.2." calcext:value-type="string">
            <text:p>2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7]); &quot;.&quot;)" office:value-type="string" office:string-value="2.3.3." calcext:value-type="string">
            <text:p>2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8]); &quot;.&quot;)" office:value-type="string" office:string-value="2.3.4." calcext:value-type="string">
            <text:p>2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49]); &quot;.&quot;)" office:value-type="string" office:string-value="2.3.5." calcext:value-type="string">
            <text:p>2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0]); &quot;.&quot;)" office:value-type="string" office:string-value="2.3.6." calcext:value-type="string">
            <text:p>2.3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1]); &quot;.&quot;)" office:value-type="string" office:string-value="2.3.7." calcext:value-type="string">
            <text:p>2.3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37]; COUNTA([.C$38:.C56]); &quot;.&quot;)" office:value-type="string" office:string-value="2.3.8." calcext:value-type="string">
            <text:p>2.3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18"/>
        </table:table-row>
        <table:table-row table:style-name="ro1">
          <table:table-cell table:style-name="ce101"/>
          <table:table-cell table:style-name="ce145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defaults and schema to settings archive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57])+[.G58]" office:value-type="time" office:time-value="PT14H25M00S" calcext:value-type="time">
            <text:p>14:2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58]; COUNTA([.C$59:.C59]); &quot;.&quot;)" office:value-type="string" office:string-value="2.4.1." calcext:value-type="string">
            <text:p>2.4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3">Archive </text:span><text:span text:style-name="T29">*Default.xml</text:span><text:span text:style-name="T30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0]); &quot;.&quot;)" office:value-type="string" office:string-value="2.4.2." calcext:value-type="string">
            <text:p>2.4.2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<text:span text:style-name="T23">Archive </text:span><text:span text:style-name="T29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58]; COUNTA([.C$59:.C61]); &quot;.&quot;)" office:value-type="string" office:string-value="2.4.3." calcext:value-type="string">
            <text:p>2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settings in settings archive "YAT\!-Settings\!-Current"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235" table:formula="of:=MAX([.I$1:.I62])+[.G63]" office:value-type="time" office:time-value="PT14H55M00S" calcext:value-type="time">
            <text:p>14:5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63]; COUNTA([.C$64:.C64]); &quot;.&quot;)" office:value-type="string" office:string-value="2.5.1." calcext:value-type="string">
            <text:p>2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Diff changes and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4]); &quot;.&quot;)" office:value-type="string" office:string-value="2.5.2." calcext:value-type="string">
            <text:p>2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5]); &quot;.&quot;)" office:value-type="string" office:string-value="2.5.3." calcext:value-type="string">
            <text:p>2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76]); &quot;.&quot;)" office:value-type="string" office:string-value="2.5.4." calcext:value-type="string">
            <text:p>2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18" office:value-type="string" calcext:value-type="string">
            <text:p><text:s text:c="10"/>(Note: Not 'Knigge' to display this standard shortcut in menu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63]; COUNTA([.C$64:.C91]); &quot;.&quot;)" office:value-type="string" office:string-value="2.5.5." calcext:value-type="string">
            <text:p>2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new settings to settings archive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2])+[.G93]" office:value-type="time" office:time-value="PT15H05M00S" calcext:value-type="time">
            <text:p>15:05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3]; COUNTA([.C$94:.C94]); &quot;.&quot;)" office:value-type="string" office:string-value="2.6.1." calcext:value-type="string">
            <text:p>2.6.1.</text:p>
          </table:table-cell>
          <table:table-cell table:style-name="ce153" office:value-type="string" calcext:value-type="string">
            <text:p></text:p>
          </table:table-cell>
          <table:table-cell table:style-name="ce192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5]); &quot;.&quot;)" office:value-type="string" office:string-value="2.6.2." calcext:value-type="string">
            <text:p>2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3]; COUNTA([.C$94:.C96]); &quot;.&quot;)" office:value-type="string" office:string-value="2.6.3." calcext:value-type="string">
            <text:p>2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build and commit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235" table:formula="of:=MAX([.I$1:.I97])+[.G98]" office:value-type="time" office:time-value="PT15H10M00S" calcext:value-type="time">
            <text:p>15:10:00</text:p>
          </table:table-cell>
          <table:table-cell table:style-name="ce188"/>
          <table:table-cell table:style-name="ce101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146" table:formula="of:=CONCATENATE([.B$98]; COUNTA([.C$99:.C99]); &quot;.&quot;)" office:value-type="string" office:string-value="2.7.1." calcext:value-type="string">
            <text:p>2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6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3" calcext:value-type="float">
            <text:p>3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70])" office:value-type="time" office:time-value="PT01H30M00S" calcext:value-type="time">
            <text:p>01:30</text:p>
          </table:table-cell>
          <table:table-cell table:style-name="ce168" table:formula="of:=['2. Preparation'.$J$3]" office:value-type="time" office:time-value="PT15H10M00S" calcext:value-type="time">
            <text:p>15:10</text:p>
          </table:table-cell>
          <table:table-cell table:style-name="ce181" table:formula="of:=MAX([.I4:.I65589])" office:value-type="time" office:time-value="PT16H40M00S" calcext:value-type="time">
            <text:p>16:4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/>
          <table:table-cell table:style-name="ce145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coding style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4])+[.G5]" office:value-type="time" office:time-value="PT15H20M00S" calcext:value-type="time">
            <text:p>15:2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]; COUNTA([.C6:.C$6]); &quot;.&quot;)" office:value-type="string" office:string-value="3.1.1." calcext:value-type="string">
            <text:p>3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7" table:number-columns-repeated="2"/>
          <table:table-cell table:style-name="ce154"/>
          <table:table-cell table:style-name="ce140" office:value-type="string" calcext:value-type="string">
            <text:p>1 expected warning: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number-columns-repeated="1014"/>
        </table:table-row>
        <table:table-row table:style-name="ro1">
          <table:table-cell/>
          <table:table-cell table:style-name="ce147" table:number-columns-repeated="2"/>
          <table:table-cell table:style-name="ce154"/>
          <table:table-cell table:style-name="ce140" office:value-type="string" calcext:value-type="string">
            <text:p>SA1409 : CSharp.Maintainability @ YAT.Model.Terminal.cs.</text:p>
          </table:table-cell>
          <table:table-cell table:style-name="ce140"/>
          <table:table-cell table:style-name="ce171"/>
          <table:table-cell table:style-name="ce186"/>
          <table:table-cell table:style-name="ce171"/>
          <table:table-cell table:style-name="ce186"/>
          <table:table-cell table:number-columns-repeated="1014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ssembly check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13])+[.G14]" office:value-type="time" office:time-value="PT15H30M00S" calcext:value-type="time">
            <text:p>15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48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3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225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1002 : DoNotExposeGenericLists @ 10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CA2214 : DoNotCallOverridableMethodsInConstructors @ 123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-run automated test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170" table:formula="of:=MAX([.I$1:.I39])+[.G40]" office:value-type="time" office:time-value="PT16H30M00S" calcext:value-type="time">
            <text:p>16:3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53" office:value-type="string" calcext:value-type="string">
            <text:p></text:p>
          </table:table-cell>
          <table:table-cell table:style-name="ce161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/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31">Build </text:span><text:span text:style-name="T29">'Release Test'</text:span><text:span text:style-name="T30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61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237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57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32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140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96]); &quot;.&quot;)" office:value-type="string" office:string-value="3.4." calcext:value-type="string">
            <text:p>3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and commit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235" table:formula="of:=MAX([.I$1:.I95])+[.G96]" office:value-type="time" office:time-value="PT16H40M00S" calcext:value-type="time">
            <text:p>16:4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96]; COUNTA([.C$97:.C97]); &quot;.&quot;)" office:value-type="string" office:string-value="3.4.1." calcext:value-type="string">
            <text:p>3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32">252 occurrences totally expected, 10 as listed below, others only in test projects</text:span>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Diagnostics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6 occurrences expected in Drawing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2 occurrences expected in Serializ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table:number-columns-repeated="2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6]; COUNTA([.C$97:.C106]); &quot;.&quot;)" office:value-type="string" office:string-value="3.4.2." calcext:value-type="string">
            <text:p>3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No match whole word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56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1 occurrence expected in ALAZ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in ArgsHandler, Configuration, Diagnostics, EnvironmentEx, EventHelper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Several more in Usb, Hid, Terminal, Workspace, SendFile, SendText,…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57"/>
          <table:table-cell table:style-name="ce102"/>
          <table:table-cell table:style-name="ce146" table:formula="of:=CONCATENATE([.B$96]; COUNTA([.C$97:.C115]); &quot;.&quot;)" office:value-type="string" office:string-value="3.4.3." calcext:value-type="string">
            <text:p>3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 office:value-type="string" calcext:value-type="string">
            <text:p>&gt; Match case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153"/>
          <table:table-cell/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11 occurrences totally expected: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&gt; 4 occurrences expected in Event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style-name="ce157"/>
          <table:table-cell table:style-name="ce102" table:number-columns-repeated="2"/>
          <table:table-cell table:style-name="ce236"/>
          <table:table-cell table:style-name="ce157" office:value-type="string" calcext:value-type="string">
            <text:p><text:span text:style-name="T32">&gt; 7 occurrences expected related to </text:span>SplitContainerHelper.</text:p>
          </table:table-cell>
          <table:table-cell table:style-name="ce157"/>
          <table:table-cell table:style-name="ce238"/>
          <table:table-cell table:style-name="ce239"/>
          <table:table-cell table:style-name="ce238"/>
          <table:table-cell table:style-name="ce239"/>
          <table:table-cell table:style-name="ce157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number-columns-repeated="2"/>
          <table:table-cell table:style-name="ce146" table:formula="of:=CONCATENATE([.B$96]; COUNTA([.C$97:.C122]); &quot;.&quot;)" office:value-type="string" office:string-value="3.4.4." calcext:value-type="string">
            <text:p>3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253"/>
        <table:table-column table:style-name="co18" table:default-cell-style-name="ce253"/>
        <table:table-column table:style-name="co19" table:default-cell-style-name="ce253"/>
        <table:table-column table:style-name="co20" table:default-cell-style-name="ce253"/>
        <table:table-column table:style-name="co21" table:default-cell-style-name="ce253"/>
        <table:table-column table:style-name="co22" table:default-cell-style-name="ce253"/>
        <table:table-column table:style-name="co23" table:number-columns-repeated="4" table:default-cell-style-name="ce253"/>
        <table:table-column table:style-name="co16" table:number-columns-repeated="54" table:default-cell-style-name="ce253"/>
        <table:table-column table:style-name="co16" table:number-columns-repeated="960" table:default-cell-style-name="Default"/>
        <table:table-row table:style-name="ro1">
          <table:table-cell table:style-name="ce240"/>
          <table:table-cell table:style-name="ce257" table:number-columns-repeated="4"/>
          <table:table-cell table:style-name="ce284" office:value-type="string" calcext:value-type="string">
            <text:p>Duration</text:p>
          </table:table-cell>
          <table:table-cell table:style-name="ce289" office:value-type="string" calcext:value-type="string">
            <text:p>Step</text:p>
          </table:table-cell>
          <table:table-cell table:style-name="ce298"/>
          <table:table-cell table:style-name="ce289" office:value-type="string" calcext:value-type="string">
            <text:p>Total</text:p>
          </table:table-cell>
          <table:table-cell table:style-name="ce298"/>
          <table:table-cell table:style-name="ce257" table:number-columns-repeated="54"/>
          <table:table-cell table:number-columns-repeated="960"/>
        </table:table-row>
        <table:table-row table:style-name="ro1">
          <table:table-cell table:style-name="ce241"/>
          <table:table-cell table:style-name="ce259" table:number-columns-repeated="4"/>
          <table:table-cell table:style-name="ce286"/>
          <table:table-cell table:style-name="ce291"/>
          <table:table-cell table:style-name="ce299"/>
          <table:table-cell table:style-name="ce291"/>
          <table:table-cell table:style-name="ce299"/>
          <table:table-cell table:style-name="ce259" table:number-columns-repeated="54"/>
          <table:table-cell table:number-columns-repeated="960"/>
        </table:table-row>
        <table:table-row table:style-name="ro3">
          <table:table-cell table:style-name="ce247" office:value-type="float" office:value="4" calcext:value-type="float">
            <text:p>4.</text:p>
          </table:table-cell>
          <table:table-cell table:style-name="ce262"/>
          <table:table-cell table:style-name="ce268"/>
          <table:table-cell table:style-name="ce270"/>
          <table:table-cell table:style-name="ce262" office:value-type="string" calcext:value-type="string">
            <text:p>Build</text:p>
          </table:table-cell>
          <table:table-cell table:style-name="ce268"/>
          <table:table-cell table:style-name="ce294" office:value-type="time" office:time-value="PT00H00M00S" calcext:value-type="time">
            <text:p>00:00</text:p>
          </table:table-cell>
          <table:table-cell table:style-name="ce300" table:formula="of:=[.G3]+SUM([.G4:.G65518])" office:value-type="time" office:time-value="PT00H40M00S" calcext:value-type="time">
            <text:p>00:40</text:p>
          </table:table-cell>
          <table:table-cell table:style-name="ce294" table:formula="of:=['3. Final Testing'.$J$3]" office:value-type="time" office:time-value="PT16H40M00S" calcext:value-type="time">
            <text:p>16:40</text:p>
          </table:table-cell>
          <table:table-cell table:style-name="ce300" table:formula="of:=MAX([.I4:.I65518])" office:value-type="time" office:time-value="PT17H20M00S" calcext:value-type="time">
            <text:p>17:20</text:p>
          </table:table-cell>
          <table:table-cell table:style-name="ce304" table:number-columns-repeated="1014"/>
        </table:table-row>
        <table:table-row table:style-name="ro1">
          <table:table-cell table:style-name="ce248"/>
          <table:table-cell table:style-name="ce264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Finalize release notes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4])+[.G5]" office:value-type="time" office:time-value="PT16H50M00S" calcext:value-type="time">
            <text:p>16:50</text:p>
          </table:table-cell>
          <table:table-cell table:style-name="ce302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5]; COUNTA([.C$6:.C6]); &quot;.&quot;)" office:value-type="string" office:string-value="4.1.1." calcext:value-type="string">
            <text:p>4.1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7]); &quot;.&quot;)" office:value-type="string" office:string-value="4.1.2." calcext:value-type="string">
            <text:p>4.1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8]); &quot;.&quot;)" office:value-type="string" office:string-value="4.1.3." calcext:value-type="string">
            <text:p>4.1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9]); &quot;.&quot;)" office:value-type="string" office:string-value="4.1.4." calcext:value-type="string">
            <text:p>4.1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5]; COUNTA([.C$6:.C10]); &quot;.&quot;)" office:value-type="string" office:string-value="4.1.5." calcext:value-type="string">
            <text:p>4.1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Prepare package directory</text:p>
          </table:table-cell>
          <table:table-cell table:style-name="ce269"/>
          <table:table-cell table:style-name="ce297" office:value-type="time" office:time-value="PT00H10M00S" calcext:value-type="time">
            <text:p>00:10</text:p>
          </table:table-cell>
          <table:table-cell table:style-name="ce302"/>
          <table:table-cell table:style-name="ce297" table:formula="of:=MAX([.I$1:.I12])+[.G13]" office:value-type="time" office:time-value="PT17H00M00S" calcext:value-type="time">
            <text:p>17:0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<text:span text:style-name="T23">Check and update year of "!-ReadMe.txt" in the offline archive "\YAT\Releases and Checkpoints"</text:span>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style-name="ce277" office:value-type="string" calcext:value-type="string">
            <text:p><text:span text:style-name="T24">&gt; e.g. "</text:span><text:span text:style-name="T28">2003-2019 Matthias Kläy</text:span><text:span text:style-name="T24">" *.txt throughout "\Template"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6]); &quot;.&quot;)" office:value-type="string" office:string-value="4.2.2." calcext:value-type="string">
            <text:p>4.2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7]); &quot;.&quot;)" office:value-type="string" office:string-value="4.2.3." calcext:value-type="string">
            <text:p>4.2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13]; COUNTA([.C$14:.C18]); &quot;.&quot;)" office:value-type="string" office:string-value="4.2.4." calcext:value-type="string">
            <text:p>4.2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 table:style-name="ce249"/>
          <table:table-cell table:style-name="ce266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269"/>
          <table:table-cell table:style-name="ce272"/>
          <table:table-cell table:style-name="ce269" office:value-type="string" calcext:value-type="string">
            <text:p>Build packages</text:p>
          </table:table-cell>
          <table:table-cell table:style-name="ce269"/>
          <table:table-cell table:style-name="ce297" office:value-type="time" office:time-value="PT00H20M00S" calcext:value-type="time">
            <text:p>00:20</text:p>
          </table:table-cell>
          <table:table-cell table:style-name="ce302"/>
          <table:table-cell table:style-name="ce297" table:formula="of:=MAX([.I$1:.I22])+[.G23]" office:value-type="time" office:time-value="PT17H20M00S" calcext:value-type="time">
            <text:p>17:20</text:p>
          </table:table-cell>
          <table:table-cell table:style-name="ce303"/>
          <table:table-cell table:style-name="ce249" table:number-columns-repeated="54"/>
          <table:table-cell table:number-columns-repeated="960"/>
        </table:table-row>
        <table:table-row table:style-name="ro1">
          <table:table-cell/>
          <table:table-cell table:style-name="ce267"/>
          <table:table-cell table:style-name="ce267" table:formula="of:=CONCATENATE([.B$23]; COUNTA([.C$24:.C24]); &quot;.&quot;)" office:value-type="string" office:string-value="4.3.1." calcext:value-type="string">
            <text:p>4.3.1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peed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6]); &quot;.&quot;)" office:value-type="string" office:string-value="4.3.2." calcext:value-type="string">
            <text:p>4.3.2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Optimize for size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28]); &quot;.&quot;)" office:value-type="string" office:string-value="4.3.3." calcext:value-type="string">
            <text:p>4.3.3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1]); &quot;.&quot;)" office:value-type="string" office:string-value="4.3.4." calcext:value-type="string">
            <text:p>4.3.4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Release" configuration for "x86"                                using ‘Build Solution’ / [F6]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/>
          <table:table-cell table:style-name="ce267" table:formula="of:=CONCATENATE([.B$23]; COUNTA([.C$24:.C36]); &quot;.&quot;)" office:value-type="string" office:string-value="4.3.5." calcext:value-type="string">
            <text:p>4.3.5.</text:p>
          </table:table-cell>
          <table:table-cell table:style-name="ce273" office:value-type="string" calcext:value-type="string">
            <text:p></text:p>
          </table:table-cell>
          <table:table-cell office:value-type="string" calcext:value-type="string">
            <text:p>Build 'YAT' for 'x64'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6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3">&gt; Build "Release" configuration for "x64"                                using ‘Build Solution’ / [F6]</text:span>.</text:p>
            <text:p><text:span text:style-name="T23">    (Separated from "Setup" and "Setup with Prerequisites" because both two packages shall contain the same binaries.)</text:span>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3">&gt; Build "Setup" configuration for "x64</text:span>"                           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>
          <table:table-cell/>
          <table:table-cell table:style-name="ce267" table:number-columns-repeated="2"/>
          <table:table-cell table:style-name="ce273"/>
          <table:table-cell office:value-type="string" calcext:value-type="string">
            <text:p><text:span text:style-name="T23">&gt; Build "Setup with Prerequisites" configuration for "x64</text:span>"        using ‘Build Solution’ / [F6].</text:p>
          </table:table-cell>
          <table:table-cell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65505">
          <table:table-cell/>
          <table:table-cell table:style-name="ce267"/>
          <table:table-cell/>
          <table:table-cell table:style-name="ce271"/>
          <table:table-cell table:number-columns-repeated="2"/>
          <table:table-cell table:style-name="ce296"/>
          <table:table-cell table:style-name="ce301"/>
          <table:table-cell table:style-name="ce296"/>
          <table:table-cell table:style-name="ce301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5" calcext:value-type="float">
            <text:p>5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Installation Test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02])" office:value-type="time" office:time-value="PT00H40M00S" calcext:value-type="time">
            <text:p>00:40</text:p>
          </table:table-cell>
          <table:table-cell table:style-name="ce168" table:formula="of:=['4. Build'.$J$3]" office:value-type="time" office:time-value="PT17H20M00S" calcext:value-type="time">
            <text:p>17:20</text:p>
          </table:table-cell>
          <table:table-cell table:style-name="ce181" table:formula="of:=MAX([.I4:.I65502])" office:value-type="time" office:time-value="PT17H55M00S" calcext:value-type="time">
            <text:p>17:5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4])+[.G5]" office:value-type="time" office:time-value="PT17H25M00S" calcext:value-type="time">
            <text:p>17:2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5.1.1." calcext:value-type="string">
            <text:p>5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8]); &quot;.&quot;)" office:value-type="string" office:string-value="5.1.2." calcext:value-type="string">
            <text:p>5.1.2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5.1.3." calcext:value-type="string">
            <text:p>5.1.3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5.1.4." calcext:value-type="string">
            <text:p>5.1.4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5.1.5." calcext:value-type="string">
            <text:p>5.1.5.</text:p>
          </table:table-cell>
          <table:table-cell table:style-name="ce153" office:value-type="string" calcext:value-type="string">
            <text:p></text:p>
          </table:table-cell>
          <table:table-cell table:style-name="ce305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Installation</text:p>
          </table:table-cell>
          <table:table-cell table:style-name="ce149"/>
          <table:table-cell table:style-name="ce170" office:value-type="time" office:time-value="PT00H05M00S" calcext:value-type="time">
            <text:p>00:05</text:p>
          </table:table-cell>
          <table:table-cell table:style-name="ce185"/>
          <table:table-cell table:style-name="ce170" table:formula="of:=MAX([.I$1:.I12])+[.G14]" office:value-type="time" office:time-value="PT17H30M00S" calcext:value-type="time">
            <text:p>17:30</text:p>
          </table:table-cell>
          <table:table-cell table:style-name="ce185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un manual after-installation tests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12])+[.G17]" office:value-type="time" office:time-value="PT17H55M00S" calcext:value-type="time">
            <text:p>17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6" calcext:value-type="float">
            <text:p>6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Packaging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22])" office:value-type="time" office:time-value="PT00H30M00S" calcext:value-type="time">
            <text:p>00:3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22])" office:value-type="time" office:time-value="PT18H25M00S" calcext:value-type="time">
            <text:p>18:2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ommit and tag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4])+[.G5]" office:value-type="time" office:time-value="PT18H10M00S" calcext:value-type="time">
            <text:p>18:1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6.1.1." calcext:value-type="string">
            <text:p>6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6.1.2." calcext:value-type="string">
            <text:p>6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6.1.3." calcext:value-type="string">
            <text:p>6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ack YAT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15])+[.G1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3">   &gt; Open </text:span><text:span text:style-name="T33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3">   &gt; Copy "DejaVu Info" from installed </text:span><text:span text:style-name="T23"><text:a xlink:href="../../../../../../../../Program%20Files/YAT" xlink:type="simple">C:\Program Files\YAT</text:a></text:span><text:span text:style-name="T3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3">   &gt; Copy "netrtfwriter Info" from installed </text:span><text:span text:style-name="T33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4]); &quot;.&quot;)" office:value-type="string" office:string-value="6.2.2." calcext:value-type="string">
            <text:p>6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36]); &quot;.&quot;)" office:value-type="string" office:string-value="6.2.3." calcext:value-type="string">
            <text:p>6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18]; COUNTA([.C$19:.C44]); &quot;.&quot;)" office:value-type="string" office:string-value="6.2.4." calcext:value-type="string">
            <text:p>6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06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6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7" calcext:value-type="float">
            <text:p>7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Upload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181" table:formula="of:=[.G3]+SUM([.G4:.G65533])" office:value-type="time" office:time-value="PT01H20M00S" calcext:value-type="time">
            <text:p>01:20</text:p>
          </table:table-cell>
          <table:table-cell table:style-name="ce168" table:formula="of:=['5. Installation Testing'.$J$3]" office:value-type="time" office:time-value="PT17H55M00S" calcext:value-type="time">
            <text:p>17:55</text:p>
          </table:table-cell>
          <table:table-cell table:style-name="ce181" table:formula="of:=MAX([.I4:.I65533])" office:value-type="time" office:time-value="PT19H15M00S" calcext:value-type="time">
            <text:p>19:15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date statistics</text:p>
          </table:table-cell>
          <table:table-cell table:style-name="ce149"/>
          <table:table-cell table:style-name="ce170" office:value-type="time" office:time-value="PT00H20M00S" calcext:value-type="time">
            <text:p>00:20</text:p>
          </table:table-cell>
          <table:table-cell table:style-name="ce185"/>
          <table:table-cell table:style-name="ce170" table:formula="of:=MAX([.I$1:.I4])+[.G5]" office:value-type="time" office:time-value="PT18H15M00S" calcext:value-type="time">
            <text:p>18:1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7.1.1." calcext:value-type="string">
            <text:p>7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Prepare upload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7])+[.G8]" office:value-type="time" office:time-value="PT18H25M00S" calcext:value-type="time">
            <text:p>18:2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8]; COUNTA([.C$9:.C9]); &quot;.&quot;)" office:value-type="string" office:string-value="7.2.1." calcext:value-type="string">
            <text:p>7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7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1]); &quot;.&quot;)" office:value-type="string" office:string-value="7.2.2." calcext:value-type="string">
            <text:p>7.2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2]); &quot;.&quot;)" office:value-type="string" office:string-value="7.2.3." calcext:value-type="string">
            <text:p>7.2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13]); &quot;.&quot;)" office:value-type="string" office:string-value="7.2.4." calcext:value-type="string">
            <text:p>7.2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pan text:style-name="T23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8]; COUNTA([.C$9:.C24]); &quot;.&quot;)" office:value-type="string" office:string-value="7.2.5." calcext:value-type="string">
            <text:p>7.2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dd release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25])+[.G26]" office:value-type="time" office:time-value="PT18H55M00S" calcext:value-type="time">
            <text:p>18:5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6]; COUNTA([.C$27:.C27]); &quot;.&quot;)" office:value-type="string" office:string-value="7.3.1." calcext:value-type="string">
            <text:p>7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08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4]); &quot;.&quot;)" office:value-type="string" office:string-value="7.3.2." calcext:value-type="string">
            <text:p>7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5]); &quot;.&quot;)" office:value-type="string" office:string-value="7.3.3." calcext:value-type="string">
            <text:p>7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6]); &quot;.&quot;)" office:value-type="string" office:string-value="7.3.4." calcext:value-type="string">
            <text:p>7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6]; COUNTA([.C$27:.C37]); &quot;.&quot;)" office:value-type="string" office:string-value="7.3.5." calcext:value-type="string">
            <text:p>7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heck release and release note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38])+[.G39]" office:value-type="time" office:time-value="PT19H05M00S" calcext:value-type="time">
            <text:p>19:05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9]; COUNTA([.C$40:.C40]); &quot;.&quot;)" office:value-type="string" office:string-value="7.4.1." calcext:value-type="string">
            <text:p>7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2]); &quot;.&quot;)" office:value-type="string" office:string-value="7.4.2." calcext:value-type="string">
            <text:p>7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3]); &quot;.&quot;)" office:value-type="string" office:string-value="7.4.3." calcext:value-type="string">
            <text:p>7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4]); &quot;.&quot;)" office:value-type="string" office:string-value="7.4.4." calcext:value-type="string">
            <text:p>7.4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5]); &quot;.&quot;)" office:value-type="string" office:string-value="7.4.5." calcext:value-type="string">
            <text:p>7.4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<text:span text:style-name="T23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9]; COUNTA([.C$40:.C47]); &quot;.&quot;)" office:value-type="string" office:string-value="7.4.6." calcext:value-type="string">
            <text:p>7.4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Feature request and bug trackers</text:p>
          </table:table-cell>
          <table:table-cell table:style-name="ce149"/>
          <table:table-cell table:style-name="ce170" office:value-type="time" office:time-value="PT00H10M00S" calcext:value-type="time">
            <text:p>00:10</text:p>
          </table:table-cell>
          <table:table-cell table:style-name="ce185"/>
          <table:table-cell table:style-name="ce170" table:formula="of:=MAX([.I$1:.I52])+[.G53]" office:value-type="time" office:time-value="PT19H15M00S" calcext:value-type="time">
            <text:p>19:15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53]; COUNTA([.C$54:.C54]); &quot;.&quot;)" office:value-type="string" office:string-value="7.5.1." calcext:value-type="string">
            <text:p>7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146"/>
        <table:table-column table:style-name="co19" table:default-cell-style-name="Default"/>
        <table:table-column table:style-name="co20" table:default-cell-style-name="ce110"/>
        <table:table-column table:style-name="co21" table:default-cell-style-name="Default"/>
        <table:table-column table:style-name="co22" table:default-cell-style-name="Default"/>
        <table:table-column table:style-name="co23" table:default-cell-style-name="ce169"/>
        <table:table-column table:style-name="co23" table:default-cell-style-name="ce182"/>
        <table:table-column table:style-name="co23" table:default-cell-style-name="ce169"/>
        <table:table-column table:style-name="co23" table:default-cell-style-name="ce182"/>
        <table:table-column table:style-name="co16" table:number-columns-repeated="1014" table:default-cell-style-name="Default"/>
        <table:table-row table:style-name="ro1">
          <table:table-cell table:style-name="ce135"/>
          <table:table-cell table:style-name="ce141" table:number-columns-repeated="4"/>
          <table:table-cell table:style-name="ce162" office:value-type="string" calcext:value-type="string">
            <text:p>Duration</text:p>
          </table:table-cell>
          <table:table-cell table:style-name="ce164" office:value-type="string" calcext:value-type="string">
            <text:p>Step</text:p>
          </table:table-cell>
          <table:table-cell table:style-name="ce172"/>
          <table:table-cell table:style-name="ce164" office:value-type="string" calcext:value-type="string">
            <text:p>Total</text:p>
          </table:table-cell>
          <table:table-cell table:style-name="ce172"/>
          <table:table-cell table:style-name="ce141" table:number-columns-repeated="54"/>
          <table:table-cell table:number-columns-repeated="960"/>
        </table:table-row>
        <table:table-row table:style-name="ro1">
          <table:table-cell table:style-name="ce136"/>
          <table:table-cell table:style-name="ce142" table:number-columns-repeated="4"/>
          <table:table-cell table:style-name="ce163"/>
          <table:table-cell table:style-name="ce166"/>
          <table:table-cell table:style-name="ce178"/>
          <table:table-cell table:style-name="ce166"/>
          <table:table-cell table:style-name="ce178"/>
          <table:table-cell table:style-name="ce142" table:number-columns-repeated="54"/>
          <table:table-cell table:number-columns-repeated="960"/>
        </table:table-row>
        <table:table-row table:style-name="ro3">
          <table:table-cell table:style-name="ce137" office:value-type="float" office:value="8" calcext:value-type="float">
            <text:p>8.</text:p>
          </table:table-cell>
          <table:table-cell table:style-name="ce143"/>
          <table:table-cell table:style-name="ce148"/>
          <table:table-cell table:style-name="ce150"/>
          <table:table-cell table:style-name="ce143" office:value-type="string" calcext:value-type="string">
            <text:p>Finalization</text:p>
          </table:table-cell>
          <table:table-cell table:style-name="ce148"/>
          <table:table-cell table:style-name="ce168" office:value-type="time" office:time-value="PT00H00M00S" calcext:value-type="time">
            <text:p>00:00</text:p>
          </table:table-cell>
          <table:table-cell table:style-name="ce315" table:formula="of:=[.G3]+SUM([.G4:.G65547])" office:value-type="time" office:time-value="PT03H45M00S" calcext:value-type="time">
            <text:p>03:45:00</text:p>
          </table:table-cell>
          <table:table-cell table:style-name="ce168" table:formula="of:=['7. Upload'.$J$3]" office:value-type="time" office:time-value="PT19H15M00S" calcext:value-type="time">
            <text:p>19:15</text:p>
          </table:table-cell>
          <table:table-cell table:style-name="ce181" table:formula="of:=MAX([.I4:.I65547])" office:value-type="time" office:time-value="PT22H30M00S" calcext:value-type="time">
            <text:p>22:30</text:p>
          </table:table-cell>
          <table:table-cell table:style-name="ce189" table:number-columns-repeated="1014"/>
        </table:table-row>
        <table:table-row table:style-name="ro1">
          <table:table-cell table:style-name="ce138"/>
          <table:table-cell table:style-name="ce144"/>
          <table:table-cell table:number-columns-repeated="1022"/>
        </table:table-row>
        <table:table-row table:style-name="ro1">
          <table:table-cell table:style-name="ce101"/>
          <table:table-cell table:style-name="ce14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Send email to the YAT mailing list (Attention: Mail delay up to 60 min !!!)</text:p>
          </table:table-cell>
          <table:table-cell table:style-name="ce149"/>
          <table:table-cell table:style-name="ce170" office:value-type="time" office:time-value="PT00H30M00S" calcext:value-type="time">
            <text:p>00:30</text:p>
          </table:table-cell>
          <table:table-cell table:style-name="ce185"/>
          <table:table-cell table:style-name="ce170" table:formula="of:=MAX([.I$1:.I4])+[.G5]" office:value-type="time" office:time-value="PT19H45M00S" calcext:value-type="time">
            <text:p>19:45</text:p>
          </table:table-cell>
          <table:table-cell table:style-name="ce185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5]; COUNTA([.C$6:.C6]); &quot;.&quot;)" office:value-type="string" office:string-value="8.1.1." calcext:value-type="string">
            <text:p>8.1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7]); &quot;.&quot;)" office:value-type="string" office:string-value="8.1.2." calcext:value-type="string">
            <text:p>8.1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9]); &quot;.&quot;)" office:value-type="string" office:string-value="8.1.3." calcext:value-type="string">
            <text:p>8.1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0]); &quot;.&quot;)" office:value-type="string" office:string-value="8.1.4." calcext:value-type="string">
            <text:p>8.1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1]); &quot;.&quot;)" office:value-type="string" office:string-value="8.1.5." calcext:value-type="string">
            <text:p>8.1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2]); &quot;.&quot;)" office:value-type="string" office:string-value="8.1.6." calcext:value-type="string">
            <text:p>8.1.6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4]); &quot;.&quot;)" office:value-type="string" office:string-value="8.1.7." calcext:value-type="string">
            <text:p>8.1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6]); &quot;.&quot;)" office:value-type="string" office:string-value="8.1.8." calcext:value-type="string">
            <text:p>8.1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7]); &quot;.&quot;)" office:value-type="string" office:string-value="8.1.9." calcext:value-type="string">
            <text:p>8.1.9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5]; COUNTA([.C$6:.C18]); &quot;.&quot;)" office:value-type="string" office:string-value="8.1.10." calcext:value-type="string">
            <text:p>8.1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<text:span text:style-name="T34">Submit news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170" table:formula="of:=MAX([.I$1:.I21])+[.G22]" office:value-type="time" office:time-value="PT20H00M00S" calcext:value-type="time">
            <text:p>2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2]; COUNTA([.C$23:.C23]); &quot;.&quot;)" office:value-type="string" office:string-value="8.2.1." calcext:value-type="string">
            <text:p>8.2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style-name="ce314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Cleanup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28])+[.G29]" office:value-type="time" office:time-value="PT20H15M00S" calcext:value-type="time">
            <text:p>20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4]); &quot;.&quot;)" office:value-type="string" office:string-value="8.3.4." calcext:value-type="string">
            <text:p>8.3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29]; COUNTA([.C$30:.C36]); &quot;.&quot;)" office:value-type="string" office:string-value="8.3.5." calcext:value-type="string">
            <text:p>8.3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 table:style-name="ce101"/>
          <table:table-cell table:style-name="ce145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Upgrade tools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28])+[.G38]" office:value-type="time" office:time-value="PT21H00M00S" calcext:value-type="time">
            <text:p>21:0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38]; COUNTA([.C$39:.C39]); &quot;.&quot;)" office:value-type="string" office:string-value="8.4.1." calcext:value-type="string">
            <text:p>8.4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1]); &quot;.&quot;)" office:value-type="string" office:string-value="8.4.2." calcext:value-type="string">
            <text:p>8.4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38]; COUNTA([.C$39:.C42]); &quot;.&quot;)" office:value-type="string" office:string-value="8.4.3." calcext:value-type="string">
            <text:p>8.4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Recreate and verify working copy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36])+[.G44]" office:value-type="time" office:time-value="PT20H30M00S" calcext:value-type="time">
            <text:p>20:30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44]; COUNTA([.C$45:.C45]); &quot;.&quot;)" office:value-type="string" office:string-value="8.5.1." calcext:value-type="string">
            <text:p>8.5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6]); &quot;.&quot;)" office:value-type="string" office:string-value="8.5.2." calcext:value-type="string">
            <text:p>8.5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7]); &quot;.&quot;)" office:value-type="string" office:string-value="8.5.3." calcext:value-type="string">
            <text:p>8.5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48]); &quot;.&quot;)" office:value-type="string" office:string-value="8.5.4." calcext:value-type="string">
            <text:p>8.5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0]); &quot;.&quot;)" office:value-type="string" office:string-value="8.5.5." calcext:value-type="string">
            <text:p>8.5.5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2]); &quot;.&quot;)" office:value-type="string" office:string-value="8.5.7." calcext:value-type="string">
            <text:p>8.5.7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3]); &quot;.&quot;)" office:value-type="string" office:string-value="8.5.8." calcext:value-type="string">
            <text:p>8.5.8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21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1"/>
          <table:table-cell table:style-name="ce145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Archive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59])+[.G60]" office:value-type="time" office:time-value="PT21H15M00S" calcext:value-type="time">
            <text:p>21:15:00</text:p>
          </table:table-cell>
          <table:table-cell table:style-name="ce188"/>
          <table:table-cell table:style-name="ce101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146" table:formula="of:=CONCATENATE([.B$60]; COUNTA([.C$61:.C61]); &quot;.&quot;)" office:value-type="string" office:string-value="8.6.1." calcext:value-type="string">
            <text:p>8.6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4]); &quot;.&quot;)" office:value-type="string" office:string-value="8.6.2." calcext:value-type="string">
            <text:p>8.6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5]); &quot;.&quot;)" office:value-type="string" office:string-value="8.6.3." calcext:value-type="string">
            <text:p>8.6.3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0]; COUNTA([.C$61:.C66]); &quot;.&quot;)" office:value-type="string" office:string-value="8.6.4." calcext:value-type="string">
            <text:p>8.6.4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/>
          <table:table-cell table:style-name="ce153"/>
          <table:table-cell table:number-columns-repeated="1020"/>
        </table:table-row>
        <table:table-row table:style-name="ro1">
          <table:table-cell/>
          <table:table-cell table:style-name="ce145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9"/>
          <table:table-cell table:style-name="ce151"/>
          <table:table-cell table:style-name="ce149" office:value-type="string" calcext:value-type="string">
            <text:p>Backup</text:p>
          </table:table-cell>
          <table:table-cell table:style-name="ce149"/>
          <table:table-cell table:style-name="ce170" office:value-type="time" office:time-value="PT01H00M00S" calcext:value-type="time">
            <text:p>01:00</text:p>
          </table:table-cell>
          <table:table-cell table:style-name="ce185"/>
          <table:table-cell table:style-name="ce235" table:formula="of:=MAX([.I$1:.I62])+[.G68]" office:value-type="time" office:time-value="PT22H15M00S" calcext:value-type="time">
            <text:p>22:15:00</text:p>
          </table:table-cell>
          <table:table-cell table:style-name="ce188"/>
          <table:table-cell table:number-columns-repeated="1014"/>
        </table:table-row>
        <table:table-row table:style-name="ro1">
          <table:table-cell table:number-columns-repeated="2"/>
          <table:table-cell table:style-name="ce146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5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9"/>
          <table:table-cell table:style-name="ce151"/>
          <table:table-cell table:style-name="ce205" office:value-type="string" calcext:value-type="string">
            <text:p>Update and verify working copy =&gt; <text:span text:style-name="T35">Wait for a few days in case of a severe issue</text:span></text:p>
          </table:table-cell>
          <table:table-cell table:style-name="ce149"/>
          <table:table-cell table:style-name="ce170" office:value-type="time" office:time-value="PT00H15M00S" calcext:value-type="time">
            <text:p>00:15</text:p>
          </table:table-cell>
          <table:table-cell table:style-name="ce185"/>
          <table:table-cell table:style-name="ce235" table:formula="of:=MAX([.I$1:.I72])+[.G73]" office:value-type="time" office:time-value="PT22H30M00S" calcext:value-type="time">
            <text:p>22:30:00</text:p>
          </table:table-cell>
          <table:table-cell table:style-name="ce188"/>
          <table:table-cell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ALAZ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MKY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etrtfwriter\RtfWriter\Properties\AssemblyInfo.cs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NUni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Increment product version in YAT.Version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office:annotation draw:style-name="gr1" draw:text-style-name="P2" svg:width="2.899cm" svg:height="2.176cm" svg:x="17.926cm" svg:y="33.798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31">Set product version in MKY file headers </text:span><text:span text:style-name="T29">*.* throughout "\Trunk\MKY"</text:span><text:span text:style-name="T30"> (348 occurrences, incl. 4 of port workaround analysi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3">&gt; Append</text:span><text:span text:style-name="T24"> 'Development', e.g. '</text:span><text:span text:style-name="T36">// MKY Version 1.0.28 Development</text:span><text:span text:style-name="T24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3">&gt; Append</text:span><text:span text:style-name="T24"> 'Development', e.g. '</text:span><text:span text:style-name="T36">// NUnit Version 1.0.22 Development</text:span><text:span text:style-name="T24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192"/>
          <table:table-cell table:style-name="ce310"/>
          <table:table-cell table:style-name="ce192" office:value-type="string" calcext:value-type="string">
            <text:p><text:span text:style-name="T23">&gt; Append </text:span><text:span text:style-name="T24">'Development', e.g. '</text:span><text:span text:style-name="T36">// YAT Version 2.3.90 Development</text:span><text:span text:style-name="T24">'.</text:span>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/>
          <table:table-cell table:style-name="ce204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12" office:value-type="string" calcext:value-type="string">
            <text:p></text:p>
          </table:table-cell>
          <table:table-cell table:style-name="ce192" office:value-type="string" calcext:value-type="string">
            <text:p>Set stability indication in "YAT.Application.ApplicationEx"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style-name="ce192"/>
          <table:table-cell table:style-name="ce204" table:number-columns-repeated="2"/>
          <table:table-cell table:style-name="ce212"/>
          <table:table-cell table:style-name="ce192" office:value-type="string" calcext:value-type="string">
            <text:p>&gt; Activate 'Development' to clearly indicate non-release state.</text:p>
          </table:table-cell>
          <table:table-cell table:style-name="ce192"/>
          <table:table-cell table:style-name="ce225"/>
          <table:table-cell table:style-name="ce231"/>
          <table:table-cell table:style-name="ce225"/>
          <table:table-cell table:style-name="ce231"/>
          <table:table-cell table:style-name="ce192" table:number-columns-repeated="1014"/>
        </table:table-row>
        <table:table-row table:style-name="ro1">
          <table:table-cell table:number-columns-repeated="2"/>
          <table:table-cell table:style-name="ce146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6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153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.00.0000</text:date>, <text:time style:data-style-name="N2" text:time-value="10:14:02.87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16DT6H54M16S</meta:editing-duration>
    <meta:editing-cycles>461</meta:editing-cycles>
    <meta:generator>LibreOffice/6.4.3.2$Windows_X86_64 LibreOffice_project/747b5d0ebf89f41c860ec2a39efd7cb15b54f2d8</meta:generator>
    <meta:initial-creator>Matthias Kläy</meta:initial-creator>
    <dc:date>2020-06-13T10:17:25.156000000</dc:date>
    <meta:print-date>2019-08-15T21:30:34.524000000</meta:print-date>
    <meta:document-statistic meta:table-count="9" meta:cell-count="1421" meta:object-count="0"/>
  </office:meta>
</office:document-meta>
</file>